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16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973cm" fo:min-width="0.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r1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cmmi10"/>
    </style:style>
    <style:style style:name="T2" style:family="text">
      <style:text-properties style:font-name="cmr10"/>
    </style:style>
    <style:style style:name="T3" style:family="text">
      <style:text-properties style:font-name="cmmi10" fo:font-size="13pt" style:font-size-asian="13pt" style:font-size-complex="13pt"/>
    </style:style>
    <style:style style:name="T4" style:family="text">
      <style:text-properties style:text-position="58% 80%" style:font-name="cmr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0.27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7.62cm" svg:x="0.27cm" svg:y="0.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7cm" svg:height="1.27cm" svg:x="0.27cm" svg:y="6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7cm" svg:height="1.27cm" svg:x="0.27cm" svg:y="1.41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67cm" svg:height="0.89cm" svg:x="0.043cm" svg:y="7.776cm">
          <draw:text-box>
            <text:p><text:span text:style-name="T1">f</text:span><text:span text:style-name="T2">(</text:span><text:span text:style-name="T1">x</text:span><text:span text:style-name="T2">)</text:span></text:p>
          </draw:text-box>
        </draw:frame>
        <draw:custom-shape draw:style-name="gr4" draw:text-style-name="P1" xml:id="id2" draw:id="id2" draw:layer="layout" svg:width="1.27cm" svg:height="1.27cm" svg:x="4.08cm" svg:y="0.866cm">
          <text:p text:style-name="P3"><text:span text:style-name="T1">W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27cm" svg:height="1.27cm" svg:x="4.081cm" svg:y="2.237cm">
          <text:p text:style-name="P3"><text:span text:style-name="T1">W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27cm" svg:height="1.27cm" svg:x="4.082cm" svg:y="5.842cm">
          <text:p text:style-name="P3"><text:span text:style-name="T1">W</text:span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54cm" svg:y1="0.775cm" svg:x2="4.266cm" svg:y2="1.052cm" draw:start-shape="id1" draw:start-glue-point="1" draw:end-shape="id2" draw:end-glue-point="5" svg:d="M1540 775l2726 277" svg:viewBox="0 0 2727 278">
          <text:p/>
        </draw:connector>
        <draw:connector draw:style-name="gr5" draw:text-style-name="P1" xml:id="id7" draw:id="id7" draw:layer="layout" draw:type="line" svg:x1="1.54cm" svg:y1="2.049cm" svg:x2="4.08cm" svg:y2="1.398cm" draw:start-shape="id3" draw:start-glue-point="1" svg:d="M1540 2049l2540-651" svg:viewBox="0 0 2541 652">
          <text:p/>
        </draw:connector>
        <draw:connector draw:style-name="gr6" draw:text-style-name="P1" draw:layer="layout" draw:type="line" svg:x1="1.54cm" svg:y1="0.775cm" svg:x2="4.267cm" svg:y2="2.423cm" draw:start-shape="id1" draw:start-glue-point="1" draw:end-shape="id4" draw:end-glue-point="5" svg:d="M1540 775l2727 1648" svg:viewBox="0 0 2728 1649">
          <text:p/>
        </draw:connector>
        <draw:connector draw:style-name="gr6" draw:text-style-name="P1" draw:layer="layout" draw:type="line" svg:x1="1.54cm" svg:y1="0.775cm" svg:x2="4.268cm" svg:y2="6.028cm" draw:start-shape="id1" draw:start-glue-point="1" draw:end-shape="id5" draw:end-glue-point="5" svg:d="M1540 775l2728 5253" svg:viewBox="0 0 2729 5254">
          <text:p/>
        </draw:connector>
        <draw:connector draw:style-name="gr6" draw:text-style-name="P1" draw:layer="layout" draw:type="line" svg:x1="1.54cm" svg:y1="2.049cm" svg:x2="4.081cm" svg:y2="2.872cm" draw:start-shape="id3" draw:start-glue-point="1" draw:end-shape="id4" draw:end-glue-point="6" svg:d="M1540 2049l2541 823" svg:viewBox="0 0 2542 824">
          <text:p/>
        </draw:connector>
        <draw:connector draw:style-name="gr6" draw:text-style-name="P1" draw:layer="layout" draw:type="line" svg:x1="1.54cm" svg:y1="2.049cm" svg:x2="4.082cm" svg:y2="6.477cm" draw:start-shape="id3" draw:start-glue-point="1" draw:end-shape="id5" draw:end-glue-point="6" svg:d="M1540 2049l2542 4428" svg:viewBox="0 0 2543 4429">
          <text:p/>
        </draw:connector>
        <draw:connector draw:style-name="gr6" draw:text-style-name="P1" draw:layer="layout" draw:type="line" svg:x1="1.54cm" svg:y1="7.127cm" svg:x2="4.08cm" svg:y2="1.398cm" draw:start-shape="id6" draw:start-glue-point="1" draw:end-shape="id7" draw:end-glue-point="3" svg:d="M1540 7127l2540-5729" svg:viewBox="0 0 2541 5730">
          <text:p/>
        </draw:connector>
        <draw:connector draw:style-name="gr6" draw:text-style-name="P1" draw:layer="layout" draw:type="line" svg:x1="1.54cm" svg:y1="7.127cm" svg:x2="4.081cm" svg:y2="2.872cm" draw:start-shape="id6" draw:start-glue-point="1" draw:end-shape="id4" draw:end-glue-point="6" svg:d="M1540 7127l2541-4255" svg:viewBox="0 0 2542 4256">
          <text:p/>
        </draw:connector>
        <draw:connector draw:style-name="gr6" draw:text-style-name="P1" draw:layer="layout" draw:type="line" svg:x1="1.54cm" svg:y1="7.127cm" svg:x2="4.082cm" svg:y2="6.477cm" draw:start-shape="id6" draw:start-glue-point="1" draw:end-shape="id5" draw:end-glue-point="6" svg:d="M1540 7127l2542-650" svg:viewBox="0 0 2543 651">
          <text:p/>
        </draw:connector>
        <draw:custom-shape draw:style-name="gr1" draw:text-style-name="P1" xml:id="id8" draw:id="id8" draw:layer="layout" svg:width="1.27cm" svg:height="1.27cm" svg:x="7.47cm" svg:y="0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27cm" svg:height="6.223cm" svg:x="7.47cm" svg:y="0.9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7cm" svg:height="1.27cm" svg:x="7.47cm" svg:y="5.8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27cm" svg:height="1.27cm" svg:x="7.47cm" svg:y="2.1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68cm" svg:height="2.384cm" svg:x="0.606cm" svg:y="3.217cm">
          <draw:text-box>
            <text:p>:</text:p>
            <text:p>:</text:p>
            <text:p>:</text:p>
          </draw:text-box>
        </draw:frame>
        <draw:frame draw:style-name="gr9" draw:text-style-name="P4" draw:layer="layout" svg:width="0.68cm" svg:height="1.673cm" svg:x="7.758cm" svg:y="3.817cm">
          <draw:text-box>
            <text:p>:</text:p>
            <text:p>:</text:p>
          </draw:text-box>
        </draw:frame>
        <draw:connector draw:style-name="gr6" draw:text-style-name="P1" draw:layer="layout" draw:type="line" svg:x1="5.35cm" svg:y1="1.501cm" svg:x2="7.47cm" svg:y2="1.527cm" draw:start-shape="id2" draw:start-glue-point="10" draw:end-shape="id8" draw:end-glue-point="3" svg:d="M5350 1501l2120 26" svg:viewBox="0 0 2121 27">
          <text:p/>
        </draw:connector>
        <draw:connector draw:style-name="gr6" draw:text-style-name="P1" draw:layer="layout" draw:type="line" svg:x1="5.351cm" svg:y1="2.872cm" svg:x2="7.47cm" svg:y2="2.801cm" draw:start-shape="id4" draw:start-glue-point="10" draw:end-shape="id9" draw:end-glue-point="3" svg:d="M5351 2872l2119-71" svg:viewBox="0 0 2120 72">
          <text:p/>
        </draw:connector>
        <draw:connector draw:style-name="gr6" draw:text-style-name="P1" draw:layer="layout" draw:type="line" svg:x1="5.352cm" svg:y1="6.477cm" svg:x2="7.47cm" svg:y2="6.501cm" draw:start-shape="id5" draw:start-glue-point="10" draw:end-shape="id10" draw:end-glue-point="3" svg:d="M5352 6477l2118 24" svg:viewBox="0 0 2119 25">
          <text:p/>
        </draw:connector>
        <draw:frame draw:style-name="gr10" draw:text-style-name="P2" draw:layer="layout" svg:width="2.634cm" svg:height="1.529cm" svg:x="6.944cm" svg:y="7.176cm">
          <draw:text-box>
            <text:p><text:span text:style-name="T1">W <text:s text:c="5"/></text:span><text:span text:style-name="T4">t</text:span><text:span text:style-name="T1">f</text:span><text:span text:style-name="T2">(</text:span><text:span text:style-name="T1">x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7T12:12:43.849932568</meta:creation-date>
    <dc:date>2021-07-27T12:33:32.221726074</dc:date>
    <meta:editing-duration>PT7M8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